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0000002495AA8C90C7F27F0D2.png" manifest:media-type="image/png"/>
  <manifest:file-entry manifest:full-path="Pictures/100000000000044000000249C1947AFA4FCBCB3E.pdf" manifest:media-type="application/pdf"/>
  <manifest:file-entry manifest:full-path="Pictures/10000000000002C3000002994DE3B6B4457463B9.pdf" manifest:media-type="application/pdf"/>
  <manifest:file-entry manifest:full-path="Pictures/10000000000002C3000002994666443F70EDF4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82cm" svg:height="8.636cm" svg:x="1.216cm" svg:y="1.127cm">
          <draw:image xlink:href="Pictures/10000000000002C3000002994DE3B6B4457463B9.pdf" xlink:type="simple" xlink:show="embed" xlink:actuate="onLoad">
            <text:p/>
          </draw:image>
          <draw:image xlink:href="Pictures/10000000000002C3000002994666443F70EDF490.png" xlink:type="simple" xlink:show="embed" xlink:actuate="onLoad"/>
        </draw:frame>
        <draw:frame draw:style-name="gr1" draw:text-style-name="P1" draw:layer="layout" svg:width="15.591cm" svg:height="8.382cm" svg:x="10.751cm" svg:y="1.254cm">
          <draw:image xlink:href="Pictures/100000000000044000000249C1947AFA4FCBCB3E.pdf" xlink:type="simple" xlink:show="embed" xlink:actuate="onLoad">
            <text:p/>
          </draw:image>
          <draw:image xlink:href="Pictures/1000000000000440000002495AA8C90C7F27F0D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6:59:45.679639868</meta:creation-date>
    <dc:date>2020-06-06T17:02:52.727574357</dc:date>
    <meta:editing-duration>PT3M6S</meta:editing-duration>
    <meta:editing-cycles>2</meta:editing-cycles>
    <meta:generator>LibreOffice/6.0.7.3$Linux_X86_64 LibreOffice_project/00m0$Build-3</meta:generator>
    <meta:document-statistic meta:object-count="2"/>
  </office:meta>
</office:document-meta>
</file>